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BB00000096BA45482C.png"/>
  <manifest:file-entry manifest:media-type="image/png" manifest:full-path="Pictures/100000000000067C00000382A4AE5702.png"/>
  <manifest:file-entry manifest:media-type="image/png" manifest:full-path="Pictures/100000000000076B000002AD95EE1D40.png"/>
  <manifest:file-entry manifest:media-type="image/png" manifest:full-path="Pictures/100000000000049B000001DD5C2D506D.png"/>
  <manifest:file-entry manifest:media-type="image/png" manifest:full-path="Pictures/10000000000001B800000080D291091F.png"/>
  <manifest:file-entry manifest:media-type="image/png" manifest:full-path="Pictures/1000000000000495000002725E4429D3.png"/>
  <manifest:file-entry manifest:media-type="image/png" manifest:full-path="Pictures/10000000000002C300000130D17EE76F.png"/>
  <manifest:file-entry manifest:media-type="image/png" manifest:full-path="Pictures/100000000000024E00000024A2F14698.png"/>
  <manifest:file-entry manifest:media-type="image/png" manifest:full-path="Pictures/1000000000000200000000AC92FE0D56.png"/>
  <manifest:file-entry manifest:media-type="image/png" manifest:full-path="Pictures/100000000000009F0000008015FFF50D.png"/>
  <manifest:file-entry manifest:media-type="image/png" manifest:full-path="Pictures/10000000000006E200000286D96FD445.png"/>
  <manifest:file-entry manifest:media-type="image/png" manifest:full-path="Pictures/100000000000012B0000013CBB07C288.png"/>
  <manifest:file-entry manifest:media-type="image/png" manifest:full-path="Pictures/10000000000003D70000025837E9E39C.png"/>
  <manifest:file-entry manifest:media-type="image/png" manifest:full-path="Pictures/100000000000019C00000051A11F427C.png"/>
  <manifest:file-entry manifest:media-type="image/png" manifest:full-path="Pictures/100000000000069500000211579F5FC8.png"/>
  <manifest:file-entry manifest:media-type="image/png" manifest:full-path="Pictures/10000000000004D5000002BB51BDE73A.png"/>
  <manifest:file-entry manifest:media-type="image/png" manifest:full-path="Pictures/10000000000004370000027944B3A21B.png"/>
  <manifest:file-entry manifest:media-type="image/png" manifest:full-path="Pictures/10000000000001BB000000A4BB1D1266.png"/>
  <manifest:file-entry manifest:media-type="image/png" manifest:full-path="Pictures/100000000000028700000064ED0E93A5.png"/>
  <manifest:file-entry manifest:media-type="image/png" manifest:full-path="Pictures/100000000000034D000002DE20B15EDF.png"/>
  <manifest:file-entry manifest:media-type="image/png" manifest:full-path="Pictures/100000000000051F000002027BCF1305.png"/>
  <manifest:file-entry manifest:media-type="image/png" manifest:full-path="Pictures/10000000000004A70000023C344A2B3A.png"/>
  <manifest:file-entry manifest:media-type="image/png" manifest:full-path="Pictures/10000000000004B90000025CBDF79902.png"/>
  <manifest:file-entry manifest:media-type="image/png" manifest:full-path="Pictures/100000000000034F000003116C88AD59.png"/>
  <manifest:file-entry manifest:media-type="image/png" manifest:full-path="Pictures/10000000000004710000024AD8B4B742.png"/>
  <manifest:file-entry manifest:media-type="image/png" manifest:full-path="Pictures/1000000000000470000003B19FB9B432.png"/>
  <manifest:file-entry manifest:media-type="image/png" manifest:full-path="Pictures/100000000000048700000359C1C2943A.png"/>
  <manifest:file-entry manifest:media-type="image/png" manifest:full-path="Pictures/10000000000002A00000004D06FA00C7.png"/>
  <manifest:file-entry manifest:media-type="image/png" manifest:full-path="Pictures/10000000000001060000020772A7A644.png"/>
  <manifest:file-entry manifest:media-type="image/png" manifest:full-path="Pictures/1000000000000288000000B02DE17340.png"/>
  <manifest:file-entry manifest:media-type="image/png" manifest:full-path="Pictures/10000000000004870000029D7FA09E3A.png"/>
  <manifest:file-entry manifest:media-type="image/png" manifest:full-path="Pictures/10000000000004E30000021AD4705442.png"/>
  <manifest:file-entry manifest:media-type="image/png" manifest:full-path="Pictures/10000000000004530000027F37D7DFED.png"/>
  <manifest:file-entry manifest:media-type="image/png" manifest:full-path="Pictures/100000000000018000000260BC15F3B2.png"/>
  <manifest:file-entry manifest:media-type="image/png" manifest:full-path="Pictures/10000000000004600000018431861546.png"/>
  <manifest:file-entry manifest:media-type="image/png" manifest:full-path="Pictures/100000000000024B000000E335F04E65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沒有被填充和直線的物件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3cm" svg:stroke-color="#ff3333" draw:marker-start-width="0.65cm" draw:marker-end="Arrow" draw:marker-end-width="0.65cm" draw:fill="none" draw:textarea-vertical-align="middle" fo:padding-top="0.275cm" fo:padding-bottom="0.275cm" fo:padding-left="0.4cm" fo:padding-right="0.4cm"/>
    </style:style>
    <style:style style:name="gr4" style:family="graphic" style:parent-style-name="standard">
      <style:graphic-properties svg:stroke-width="0.2cm" svg:stroke-color="#ff3333" draw:marker-start-width="0.5cm" draw:marker-end="Arrow" draw:marker-end-width="0.5cm" draw:fill="none" draw:textarea-vertical-align="middle" fo:padding-top="0.225cm" fo:padding-bottom="0.225cm" fo:padding-left="0.35cm" fo:padding-right="0.35cm"/>
    </style:style>
    <style:style style:name="gr5" style:family="graphic" style:parent-style-name="沒有被填充和直線的物件">
      <style:graphic-properties draw:textarea-vertical-align="middle" draw:color-mode="standard" draw:luminance="0%" draw:contrast="0%" draw:gamma="100%" draw:red="0%" draw:green="0%" draw:blue="0%" fo:clip="rect(0cm, 0cm, 0cm, 4.68cm)" draw:image-opacity="100%" style:mirror="none"/>
    </style:style>
    <style:style style:name="gr6" style:family="graphic" style:parent-style-name="standard">
      <style:graphic-properties svg:stroke-width="0.2cm" svg:stroke-color="#ff3333" draw:marker-end="Arrow" draw:fill="none" draw:textarea-vertical-align="middle" fo:padding-top="0.225cm" fo:padding-bottom="0.225cm" fo:padding-left="0.35cm" fo:padding-right="0.35cm"/>
    </style:style>
    <style:style style:name="gr7" style:family="graphic" style:parent-style-name="沒有被填充和直線的物件">
      <style:graphic-properties draw:textarea-vertical-align="middle" draw:color-mode="standard" draw:luminance="0%" draw:contrast="0%" draw:gamma="100%" draw:red="0%" draw:green="0%" draw:blue="0%" fo:clip="rect(0cm, 0cm, 0cm, 6.241cm)" draw:image-opacity="100%" style:mirror="none"/>
    </style:style>
    <style:style style:name="gr8" style:family="graphic" style:parent-style-name="standard">
      <style:graphic-properties svg:stroke-width="0.1cm" svg:stroke-color="#ff3333" draw:marker-start-width="0.05cm" draw:marker-end="Arrow" draw:marker-end-width="0.05cm" draw:fill="none" draw:textarea-vertical-align="middle" fo:padding-top="0.175cm" fo:padding-bottom="0.175cm" fo:padding-left="0.3cm" fo:padding-right="0.3cm"/>
    </style:style>
    <style:style style:name="gr9" style:family="graphic" style:parent-style-name="沒有被填充和直線的物件">
      <style:graphic-properties svg:stroke-width="0.1cm" draw:marker-start-width="0.35cm" draw:marker-end-width="0.35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width="0.2cm" svg:stroke-color="#ff3333" draw:marker-start-width="0.3cm" draw:marker-end="Arrow" draw:marker-end-width="0.3cm" draw:fill="none" draw:textarea-vertical-align="middle" fo:padding-top="0.225cm" fo:padding-bottom="0.225cm" fo:padding-left="0.35cm" fo:padding-right="0.35cm"/>
    </style:style>
    <style:style style:name="gr11" style:family="graphic" style:parent-style-name="standard">
      <style:graphic-properties svg:stroke-width="0.1cm" svg:stroke-color="#666666" draw:marker-end="Arrow" draw:fill="none" draw:textarea-vertical-align="middle" fo:padding-top="0.175cm" fo:padding-bottom="0.175cm" fo:padding-left="0.3cm" fo:padding-right="0.3cm"/>
    </style:style>
    <style:style style:name="pr1" style:family="presentation" style:parent-style-name="預設-notes">
      <style:graphic-properties draw:fill-color="#ffffff" draw:auto-grow-height="true" fo:min-height="13.364cm"/>
    </style:style>
    <style:style style:name="pr2" style:family="presentation" style:parent-style-name="預設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style:font-size-asian="20pt"/>
    </style:style>
  </office:automatic-styles>
  <office:body>
    <office:presentation>
      <draw:page draw:name="page1" draw:style-name="dp1" draw:master-page-name="預設">
        <office:forms form:automatic-focus="false" form:apply-design-mode="false"/>
        <draw:frame draw:style-name="gr1" draw:text-style-name="P1" draw:layer="layout" svg:width="4.959cm" svg:height="7.852cm" svg:x="0.641cm" svg:y="0.6cm">
          <draw:image xlink:href="Pictures/100000000000018000000260BC15F3B2.png" xlink:type="simple" xlink:show="embed" xlink:actuate="onLoad">
            <text:p/>
          </draw:image>
        </draw:frame>
        <draw:frame draw:style-name="gr1" draw:text-style-name="P1" draw:layer="layout" svg:width="24.4cm" svg:height="13.021cm" svg:x="3.6cm" svg:y="7.379cm">
          <draw:image xlink:href="Pictures/1000000000000495000002725E4429D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>
        <draw:frame draw:style-name="gr1" draw:text-style-name="P1" draw:layer="layout" svg:width="13.102cm" svg:height="10.899cm" svg:x="1.498cm" svg:y="0.057cm">
          <draw:image xlink:href="Pictures/1000000000000470000003B19FB9B432.png" xlink:type="simple" xlink:show="embed" xlink:actuate="onLoad">
            <text:p/>
          </draw:image>
        </draw:frame>
        <draw:frame draw:style-name="gr1" draw:text-style-name="P1" draw:layer="layout" svg:width="7cm" svg:height="6.081cm" svg:x="1cm" svg:y="5.315cm">
          <draw:image xlink:href="Pictures/100000000000034D000002DE20B15EDF.png" xlink:type="simple" xlink:show="embed" xlink:actuate="onLoad">
            <text:p/>
          </draw:image>
        </draw:frame>
        <draw:rect draw:style-name="gr3" draw:text-style-name="P1" draw:layer="layout" svg:width="7.4cm" svg:height="6.485cm" svg:x="0.6cm" svg:y="5.315cm">
          <text:p/>
        </draw:rect>
        <draw:frame draw:style-name="gr1" draw:text-style-name="P1" draw:layer="layout" svg:width="7.891cm" svg:height="2.143cm" svg:x="7.909cm" svg:y="0.457cm">
          <draw:image xlink:href="Pictures/1000000000000288000000B02DE17340.png" xlink:type="simple" xlink:show="embed" xlink:actuate="onLoad">
            <text:p/>
          </draw:image>
        </draw:frame>
        <draw:rect draw:style-name="gr4" draw:text-style-name="P1" draw:layer="layout" svg:width="8.091cm" svg:height="2.543cm" svg:x="7.909cm" svg:y="0.457cm">
          <text:p/>
        </draw:rect>
        <draw:frame draw:style-name="gr1" draw:text-style-name="P1" draw:layer="layout" svg:width="20.519cm" svg:height="10.575cm" svg:x="7.4cm" svg:y="10.225cm">
          <draw:image xlink:href="Pictures/10000000000004710000024AD8B4B742.png" xlink:type="simple" xlink:show="embed" xlink:actuate="onLoad">
            <text:p/>
          </draw:image>
        </draw:frame>
        <draw:rect draw:style-name="gr4" draw:text-style-name="P1" draw:layer="layout" svg:width="6.2cm" svg:height="1.4cm" svg:x="7.2cm" svg:y="11.2cm">
          <text:p/>
        </draw:rect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>
        <draw:frame draw:style-name="gr1" draw:text-style-name="P1" draw:layer="layout" svg:width="14.421cm" svg:height="8.324cm" svg:x="0.6cm" svg:y="0.6cm">
          <draw:image xlink:href="Pictures/10000000000004870000029D7FA09E3A.png" xlink:type="simple" xlink:show="embed" xlink:actuate="onLoad">
            <text:p/>
          </draw:image>
        </draw:frame>
        <draw:frame draw:style-name="gr5" draw:text-style-name="P1" draw:layer="layout" svg:width="6.619cm" svg:height="3.668cm" svg:x="13.981cm" svg:y="0.132cm">
          <draw:image xlink:href="Pictures/100000000000024B000000E335F04E65.png" xlink:type="simple" xlink:show="embed" xlink:actuate="onLoad">
            <text:p/>
          </draw:image>
        </draw:frame>
        <draw:rect draw:style-name="gr4" draw:text-style-name="P1" draw:layer="layout" svg:width="5.819cm" svg:height="3.6cm" svg:x="13.981cm" svg:y="0.2cm">
          <text:p/>
        </draw:rect>
        <draw:frame draw:style-name="gr1" draw:text-style-name="P1" draw:layer="layout" svg:width="23.858cm" svg:height="11.458cm" svg:x="3.942cm" svg:y="8.924cm">
          <draw:image xlink:href="Pictures/10000000000004A70000023C344A2B3A.png" xlink:type="simple" xlink:show="embed" xlink:actuate="onLoad">
            <text:p/>
          </draw:image>
        </draw:frame>
        <draw:rect draw:style-name="gr6" draw:text-style-name="P1" draw:layer="layout" svg:width="4cm" svg:height="1.6cm" svg:x="23.2cm" svg:y="10.6cm">
          <text:p/>
        </draw:rect>
        <draw:rect draw:style-name="gr6" draw:text-style-name="P1" draw:layer="layout" svg:width="8.4cm" svg:height="2cm" svg:x="18.8cm" svg:y="13cm">
          <text:p/>
        </draw:rect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>
        <draw:frame draw:style-name="gr1" draw:text-style-name="P1" draw:layer="layout" svg:width="20.28cm" svg:height="10.131cm" svg:x="0.32cm" svg:y="0.469cm">
          <draw:image xlink:href="Pictures/10000000000004B90000025CBDF79902.png" xlink:type="simple" xlink:show="embed" xlink:actuate="onLoad">
            <text:p/>
          </draw:image>
        </draw:frame>
        <draw:rect draw:style-name="gr6" draw:text-style-name="P1" draw:layer="layout" svg:width="7.6cm" svg:height="2cm" svg:x="12.6cm" svg:y="4cm">
          <text:p/>
        </draw:rect>
        <draw:rect draw:style-name="gr6" draw:text-style-name="P1" draw:layer="layout" svg:width="3.6cm" svg:height="1.6cm" svg:x="13.6cm" svg:y="2cm">
          <text:p/>
        </draw:rect>
        <draw:rect draw:style-name="gr6" draw:text-style-name="P1" draw:layer="layout" svg:width="3cm" svg:height="1.6cm" svg:x="17.4cm" svg:y="2cm">
          <text:p/>
        </draw:rect>
        <draw:frame draw:style-name="gr7" draw:text-style-name="P1" draw:layer="layout" svg:width="16.959cm" svg:height="1.719cm" svg:x="5.241cm" svg:y="8.4cm">
          <draw:image xlink:href="Pictures/100000000000024E00000024A2F14698.png" xlink:type="simple" xlink:show="embed" xlink:actuate="onLoad">
            <text:p/>
          </draw:image>
        </draw:frame>
        <draw:rect draw:style-name="gr8" draw:text-style-name="P1" draw:layer="layout" svg:width="7.6cm" svg:height="1cm" svg:x="0.8cm" svg:y="3.6cm">
          <text:p/>
        </draw:rect>
        <draw:frame draw:style-name="gr1" draw:text-style-name="P1" draw:layer="layout" svg:width="11.72cm" svg:height="4.338cm" svg:x="0.88cm" svg:y="12.6cm">
          <draw:image xlink:href="Pictures/10000000000001BB000000A4BB1D1266.png" xlink:type="simple" xlink:show="embed" xlink:actuate="onLoad">
            <text:p/>
          </draw:image>
        </draw:frame>
        <draw:frame draw:style-name="gr1" draw:text-style-name="P1" draw:layer="layout" svg:width="11.72cm" svg:height="3.968cm" svg:x="14.2cm" svg:y="10.632cm">
          <draw:image xlink:href="Pictures/10000000000001BB00000096BA45482C.png" xlink:type="simple" xlink:show="embed" xlink:actuate="onLoad">
            <text:p/>
          </draw:image>
        </draw:frame>
        <draw:frame draw:style-name="gr1" draw:text-style-name="P1" draw:layer="layout" svg:width="11.641cm" svg:height="3.386cm" svg:x="13cm" svg:y="16.8cm">
          <draw:image xlink:href="Pictures/10000000000001B800000080D291091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>
        <draw:frame draw:style-name="gr1" draw:text-style-name="P1" draw:layer="layout" svg:width="15.28cm" svg:height="11.298cm" svg:x="0.12cm" svg:y="0.205cm">
          <draw:image xlink:href="Pictures/100000000000048700000359C1C2943A.png" xlink:type="simple" xlink:show="embed" xlink:actuate="onLoad">
            <text:p/>
          </draw:image>
        </draw:frame>
        <draw:frame draw:style-name="gr1" draw:text-style-name="P1" draw:layer="layout" svg:width="14.574cm" svg:height="8.412cm" svg:x="0.613cm" svg:y="11.156cm">
          <draw:image xlink:href="Pictures/10000000000004530000027F37D7DFED.png" xlink:type="simple" xlink:show="embed" xlink:actuate="onLoad">
            <text:p/>
          </draw:image>
        </draw:frame>
        <draw:rect draw:style-name="gr6" draw:text-style-name="P1" draw:layer="layout" svg:width="9.6cm" svg:height="1.2cm" svg:x="0.2cm" svg:y="2cm">
          <text:p/>
        </draw:rect>
        <draw:rect draw:style-name="gr6" draw:text-style-name="P1" draw:layer="layout" svg:width="3.8cm" svg:height="1.4cm" svg:x="0.4cm" svg:y="18cm">
          <text:p/>
        </draw:rect>
        <draw:frame draw:style-name="gr1" draw:text-style-name="P1" draw:layer="layout" svg:width="17.118cm" svg:height="2.645cm" svg:x="10cm" svg:y="2.955cm">
          <draw:image xlink:href="Pictures/100000000000028700000064ED0E93A5.png" xlink:type="simple" xlink:show="embed" xlink:actuate="onLoad">
            <text:p/>
          </draw:image>
        </draw:frame>
        <draw:rect draw:style-name="gr6" draw:text-style-name="P1" draw:layer="layout" svg:width="16.4cm" svg:height="2.645cm" svg:x="10.6cm" svg:y="2.955cm">
          <text:p/>
        </draw:rect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>
        <draw:frame draw:style-name="gr1" draw:text-style-name="P1" draw:layer="layout" svg:width="23.8cm" svg:height="8.245cm" svg:x="0.8cm" svg:y="3.2cm">
          <draw:image xlink:href="Pictures/10000000000004600000018431861546.png" xlink:type="simple" xlink:show="embed" xlink:actuate="onLoad">
            <text:p/>
          </draw:image>
        </draw:frame>
        <draw:frame draw:style-name="gr1" draw:text-style-name="P1" draw:layer="layout" svg:width="18.705cm" svg:height="8.042cm" svg:x="2.095cm" svg:y="12.158cm">
          <draw:image xlink:href="Pictures/10000000000002C300000130D17EE76F.png" xlink:type="simple" xlink:show="embed" xlink:actuate="onLoad">
            <text:p/>
          </draw:image>
        </draw:frame>
        <draw:frame draw:style-name="gr1" draw:text-style-name="P1" draw:layer="layout" svg:width="4.206cm" svg:height="3.386cm" svg:x="13.2cm" svg:y="12.814cm">
          <draw:image xlink:href="Pictures/100000000000009F0000008015FFF50D.png" xlink:type="simple" xlink:show="embed" xlink:actuate="onLoad">
            <text:p/>
          </draw:image>
        </draw:frame>
        <draw:rect draw:style-name="gr6" draw:text-style-name="P1" draw:layer="layout" svg:width="3.8cm" svg:height="1cm" svg:x="6.4cm" svg:y="17.6cm">
          <text:p/>
        </draw:rect>
        <draw:rect draw:style-name="gr6" draw:text-style-name="P1" draw:layer="layout" svg:width="3.2cm" svg:height="1.2cm" svg:x="13cm" svg:y="15cm">
          <text:p/>
        </draw:rect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>
        <draw:frame draw:style-name="gr1" draw:text-style-name="P1" draw:layer="layout" svg:width="27.999cm" svg:height="8.789cm" svg:x="0cm" svg:y="5.411cm">
          <draw:image xlink:href="Pictures/100000000000069500000211579F5FC8.png" xlink:type="simple" xlink:show="embed" xlink:actuate="onLoad">
            <text:p/>
          </draw:image>
        </draw:frame>
        <draw:frame draw:style-name="gr1" draw:text-style-name="P1" draw:layer="layout" svg:width="4.341cm" svg:height="8.6cm" svg:x="18.059cm" svg:y="7.6cm">
          <draw:image xlink:href="Pictures/10000000000001060000020772A7A644.png" xlink:type="simple" xlink:show="embed" xlink:actuate="onLoad">
            <text:p/>
          </draw:image>
        </draw:frame>
        <draw:frame draw:style-name="gr1" draw:text-style-name="P1" draw:layer="layout" svg:width="12.225cm" svg:height="1.4cm" svg:x="15.775cm" svg:y="4cm">
          <draw:image xlink:href="Pictures/10000000000002A00000004D06FA00C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預設">
        <draw:frame draw:style-name="gr1" draw:text-style-name="P1" draw:layer="layout" svg:width="27.999cm" svg:height="10.099cm" svg:x="0.2cm" svg:y="3.4cm">
          <draw:image xlink:href="Pictures/100000000000076B000002AD95EE1D4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預設">
        <draw:frame draw:style-name="gr1" draw:text-style-name="P1" draw:layer="layout" svg:width="27.999cm" svg:height="10.264cm" svg:x="0cm" svg:y="3.136cm">
          <draw:image xlink:href="Pictures/10000000000006E200000286D96FD44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預設">
        <draw:frame draw:style-name="gr1" draw:text-style-name="P1" draw:layer="layout" svg:width="18.213cm" svg:height="11.116cm" svg:x="9.387cm" svg:y="0.284cm">
          <draw:image xlink:href="Pictures/10000000000003D70000025837E9E39C.png" xlink:type="simple" xlink:show="embed" xlink:actuate="onLoad">
            <text:p/>
          </draw:image>
        </draw:frame>
        <draw:frame draw:style-name="gr1" draw:text-style-name="P1" draw:layer="layout" svg:width="22.898cm" svg:height="8.977cm" svg:x="0.302cm" svg:y="11.6cm">
          <draw:image xlink:href="Pictures/100000000000051F000002027BCF130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預設">
        <draw:frame draw:style-name="gr1" draw:text-style-name="P1" draw:layer="layout" svg:width="27.999cm" svg:height="15.146cm" svg:x="0cm" svg:y="2.4cm">
          <draw:image xlink:href="Pictures/100000000000067C00000382A4AE570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預設">
        <draw:frame draw:style-name="gr1" draw:text-style-name="P1" draw:layer="layout" svg:width="27.29cm" svg:height="11.04cm" svg:x="0.31cm" svg:y="6.56cm">
          <draw:image xlink:href="Pictures/100000000000049B000001DD5C2D506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預設">
        <draw:frame draw:style-name="gr9" draw:text-style-name="P1" draw:layer="layout" svg:width="27.999cm" svg:height="12.041cm" svg:x="0.201cm" svg:y="0.159cm">
          <draw:image xlink:href="Pictures/10000000000004E30000021AD4705442.png" xlink:type="simple" xlink:show="embed" xlink:actuate="onLoad">
            <text:p/>
          </draw:image>
        </draw:frame>
        <draw:frame draw:style-name="gr1" draw:text-style-name="P1" draw:layer="layout" svg:width="6.623cm" svg:height="7cm" svg:x="0.301cm" svg:y="11.6cm">
          <draw:image xlink:href="Pictures/100000000000012B0000013CBB07C288.png" xlink:type="simple" xlink:show="embed" xlink:actuate="onLoad">
            <text:p/>
          </draw:image>
        </draw:frame>
        <draw:rect draw:style-name="gr10" draw:text-style-name="P1" draw:layer="layout" svg:width="1cm" svg:height="0.8cm" svg:x="2.6cm" svg:y="1.4cm">
          <text:p/>
        </draw:rect>
        <draw:rect draw:style-name="gr11" draw:text-style-name="P1" draw:layer="layout" svg:width="6.8cm" svg:height="18cm" svg:x="0.4cm" svg:y="1cm">
          <text:p/>
        </draw:rect>
        <draw:rect draw:style-name="gr11" draw:text-style-name="P1" draw:layer="layout" svg:width="5.2cm" svg:height="14.6cm" svg:x="1.2cm" svg:y="2.6cm">
          <text:p/>
        </draw:rect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預設">
        <draw:frame draw:style-name="gr1" draw:text-style-name="P1" draw:layer="layout" svg:width="19.214cm" svg:height="17.808cm" svg:x="4cm" svg:y="0.192cm">
          <draw:image xlink:href="Pictures/100000000000034F000003116C88AD59.png" xlink:type="simple" xlink:show="embed" xlink:actuate="onLoad">
            <text:p/>
          </draw:image>
        </draw:frame>
        <draw:rect draw:style-name="gr6" draw:text-style-name="P1" draw:layer="layout" svg:width="4.4cm" svg:height="0.8cm" svg:x="16cm" svg:y="7.8cm">
          <text:p/>
        </draw:rect>
        <draw:frame draw:style-name="gr1" draw:text-style-name="P1" draw:layer="layout" svg:width="10.9cm" svg:height="2.142cm" svg:x="8.1cm" svg:y="16.4cm">
          <draw:image xlink:href="Pictures/100000000000019C00000051A11F427C.png" xlink:type="simple" xlink:show="embed" xlink:actuate="onLoad">
            <text:p/>
          </draw:image>
        </draw:frame>
        <draw:rect draw:style-name="gr6" draw:text-style-name="P1" draw:layer="layout" svg:width="10.9cm" svg:height="2.4cm" svg:x="8.1cm" svg:y="16.4cm">
          <text:p/>
        </draw:rect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預設">
        <draw:frame draw:style-name="gr1" draw:text-style-name="P1" draw:layer="layout" svg:width="16.347cm" svg:height="9.589cm" svg:x="5.6cm" svg:y="0.611cm">
          <draw:image xlink:href="Pictures/10000000000004370000027944B3A21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預設">
        <draw:frame draw:style-name="gr1" draw:text-style-name="P1" draw:layer="layout" svg:width="21.063cm" svg:height="11.901cm" svg:x="3cm" svg:y="6.4cm">
          <draw:image xlink:href="Pictures/10000000000004D5000002BB51BDE73A.png" xlink:type="simple" xlink:show="embed" xlink:actuate="onLoad">
            <text:p/>
          </draw:image>
        </draw:frame>
        <draw:frame draw:style-name="gr1" draw:text-style-name="P1" draw:layer="layout" svg:width="13.546cm" svg:height="4.55cm" svg:x="14.4cm" svg:y="0.4cm">
          <draw:image xlink:href="Pictures/1000000000000200000000AC92FE0D5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Microsoft YaHei'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沒有被填充和直線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編號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編號&gt;</text:page-number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編號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11-13T03:52:32.72</meta:creation-date>
    <meta:editing-duration>PT12M50S</meta:editing-duration>
    <meta:editing-cycles>2</meta:editing-cycles>
    <dc:date>2017-11-13T04:37:59.24</dc:date>
    <meta:document-statistic meta:object-count="109"/>
    <meta:generator>OpenOffice/4.1.4$Win32 OpenOffice.org_project/414m5$Build-9788</meta:generator>
  </office:meta>
</office:document-meta>
</file>